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5" table:default-cell-style-name="ce3"/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Forestay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Backstay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Main Upper Shroud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4" office:value-type="string">
            <text:p>Main Lower Shroud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Mizzen Shroud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2"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That top wire I can't remember the name of</text:p>
          </table:table-cell>
          <table:table-cell table:number-columns-repeated="5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/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3">04/23/2021</text:date>, <text:time>12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Cox</meta:initial-creator>
    <meta:creation-date>2021-04-23T11:59:27.34</meta:creation-date>
    <dc:date>2021-04-23T12:06:12.60</dc:date>
    <dc:creator>Rob Cox</dc:creator>
    <meta:editing-duration>PT6M45S</meta:editing-duration>
    <meta:editing-cycles>1</meta:editing-cycles>
    <meta:document-statistic meta:table-count="3" meta:cell-count="31" meta:object-count="0"/>
    <meta:generator>OpenOffice/4.1.3$Win32 OpenOffice.org_project/413m1$Build-9783</meta:generator>
  </office:meta>
</office:document-meta>
</file>